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a952d" officeooo:paragraph-rsid="002a952d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318e6f"/>
    </style:style>
    <style:style style:name="P5" style:family="paragraph" style:parent-style-name="Text_20_body">
      <style:text-properties officeooo:rsid="002a952d" officeooo:paragraph-rsid="002a952d"/>
    </style:style>
    <style:style style:name="P6" style:family="paragraph" style:parent-style-name="Text_20_body">
      <style:paragraph-properties style:writing-mode="lr-tb"/>
      <style:text-properties officeooo:rsid="002a952d" officeooo:paragraph-rsid="002a952d"/>
    </style:style>
    <style:style style:name="P7" style:family="paragraph" style:parent-style-name="Heading_20_1">
      <style:text-properties officeooo:rsid="00318e6f" officeooo:paragraph-rsid="00318e6f"/>
    </style:style>
    <style:style style:name="P8" style:family="paragraph" style:parent-style-name="Text_20_body">
      <style:text-properties officeooo:paragraph-rsid="00318e6f"/>
    </style:style>
    <style:style style:name="T1" style:family="text">
      <style:text-properties officeooo:rsid="0025c1a8"/>
    </style:style>
    <style:style style:name="T2" style:family="text">
      <style:text-properties officeooo:rsid="002a952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ount, Markup, and Sales Tax</text:p>
      <text:p text:style-name="P2">Liberal Arts Mathematics</text:p>
      <text:section text:style-name="Sect1" text:name="Assignment Text">
        <text:h text:style-name="P3" text:outline-level="1">Assignment Text</text:h>
        <text:p text:style-name="Text_20_body">The <text:span text:style-name="T1">answer the </text:span>following <text:span text:style-name="T1">problems</text:span> from Section 6.<text:span text:style-name="T2">2</text:span> of the textbook: 1, 3, 5, 13, 15, 19, 31, 33, and 35.</text:p>
        <text:p text:style-name="Text_20_body">For reference, the text of the problems are duplicated below. </text:p>
        <text:p text:style-name="Text_20_body">1. Retail price = $399.00, percent discount = 30%, find the sale price.</text:p>
        <text:p text:style-name="Text_20_body">3. Retail price = 125.00, sale price = 90.00, find the percent discount.</text:p>
        <text:p text:style-name="Text_20_body">5. Sale price = $145.70, percent discount = 20%, find the retail price.</text:p>
        <text:p text:style-name="Text_20_body">13. Cost = $130.00, percent markup = 34%, find the retail price.</text:p>
        <text:p text:style-name="Text_20_body">15. Cost = 68.45, retail price = 109.90, find the percent markup.</text:p>
        <text:p text:style-name="Text_20_body">In the following exercises, find the sales tax and total paid.</text:p>
        <text:p text:style-name="Text_20_body">19. Retail price = $17.99; sales tax rate = 7.5%</text:p>
        <text:p text:style-name="Text_20_body">Answer the following.</text:p>
        <text:p text:style-name="Text_20_body">31. Harris has a coupon for 20% off for any purchase. She finds a new tennis racket for $278.00. How much is the price after the coupon is applied?</text:p>
        <text:p text:style-name="Text_20_body">33. Resa purchased a new game for her cousin. After sales tax, she paid 41.13. Find the sales tax rate she paid if the purchase price of the game was 38.99.</text:p>
        <text:p text:style-name="Text_20_body">35. Doug opens a used auto parts store. He pays $30 for a car door. How much will he charge if his percent markup is 60%?</text:p>
      </text:section>
      <text:section text:style-name="Sect2" text:name="Answer Section">
        <text:h text:style-name="P4" text:outline-level="1">Answer Key</text:h>
        <text:p text:style-name="P5">1. $279.30</text:p>
        <text:p text:style-name="P5">3. 18%</text:p>
        <text:p text:style-name="P5">5. $182.13</text:p>
        <text:p text:style-name="P5">13. $174.20</text:p>
        <text:p text:style-name="P5">15. 60.6%</text:p>
        <text:p text:style-name="P5">19. Sales tax: $1.35; Total paid: $19.34</text:p>
        <text:p text:style-name="P5">31. $222.40</text:p>
        <text:p text:style-name="P5">33. 5.5%</text:p>
        <text:p text:style-name="P6">35. $48</text:p>
      </text:section>
      <text:section text:style-name="Sect1" text:name="Feedback Section">
        <text:h text:style-name="P7" text:outline-level="1">Student Feedback Templates</text:h>
        <text:p text:style-name="P8">#1 should be $279.30 (discount = $399 * 0.3 = $119.70, sale price = $399 – $119.70 = $279.30)</text:p>
        <text:p text:style-name="P8"><text:soft-page-break/>#3 should be 28% (discount = $125 - $90 = $35, percent discount = $35 / $125 = 0.28 = 28%)</text:p>
        <text:p text:style-name="P8">#5 should be $182.13 (Retail price = P, Sale price = 145.70 = P – 0.2P, 145.70 = 0.8*P, 145.70 / 0.8 = P, 182.125 = P, Round to $182.13)</text:p>
        <text:p text:style-name="P8">#13 should be $174.20 (Markup = $130 * 0.34 = $44.20, Retail price = $130 + $44.20 = $174.20)</text:p>
        <text:p text:style-name="P8">#15 should be 60.56% (Markup = $109.90 - $68.45 = $41.45, Percent markup = 41.45 / 68.45 = 0.60555... = 60.555...%, Round to 60.56%)</text:p>
        <text:p text:style-name="P8">#19 should be $1.35 for sales tax ($17.99 * 0.075 = $1.34925, round to $1.35) and $19.34 for total paid ($17.99 + $1.35 = $19.34)</text:p>
        <text:p text:style-name="P8">#31 should be $222.40 (Discount = $278.00 * 0.2 = $55.60, Sale price = $278.00 - $55.60 = $222.40)</text:p>
        <text:p text:style-name="P8">#33 should be 5.49% (Sales tax = $41.13 – $38.99 = $2.14, Sales tax rate = 2.14 / 38.99 = 0.054885… = 5.4885…%, Round to 5.49%)</text:p>
        <text:p text:style-name="P8">#35 should be $48 (Markup = $30 * 0.6 = $18, Retail price = $30 + 18 = $48.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officeooo:rsid="0025c1a8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5:04:20.487000000</meta:creation-date>
    <meta:editing-duration>PT25M51S</meta:editing-duration>
    <meta:editing-cycles>5</meta:editing-cycles>
    <meta:generator>LibreOffice/24.8.2.1$Windows_x86 LibreOffice_project/0f794b6e29741098670a3b95d60478a65d05ef13</meta:generator>
    <dc:title>Discount, Markup, and Sales Tax</dc:title>
    <dc:date>2024-11-06T23:11:42.814000000</dc:date>
    <meta:print-date>2024-11-06T15:25:17.932000000</meta:print-date>
    <meta:document-statistic meta:table-count="0" meta:image-count="0" meta:object-count="0" meta:page-count="2" meta:paragraph-count="37" meta:word-count="446" meta:character-count="2347" meta:non-whitespace-character-count="1934"/>
    <meta:template xlink:type="simple" xlink:actuate="onRequest" xlink:title="Homework Assignment" xlink:href="../../../../PortableApps/LibreOfficePortable/Data/settings/user/template/Homework%20Assignment.ott" meta:date="2024-11-06T15:04:20.177000000"/>
  </office:meta>
</office:document-meta>
</file>